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나눔고딕" svg:font-family="나눔고딕" style:font-family-generic="modern" style:font-pitch="variable"/>
    <style:font-face style:name="맑은 고딕1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11.476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4.597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30.03cm"/>
    </style:style>
    <style:style style:name="co10" style:family="table-column">
      <style:table-column-properties fo:break-before="auto" style:column-width="1.9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4.242cm" fo:break-before="auto" style:use-optimal-row-height="false"/>
    </style:style>
    <style:style style:name="ro8" style:family="table-row">
      <style:table-row-properties style:row-height="5.327cm" fo:break-before="auto" style:use-optimal-row-height="false"/>
    </style:style>
    <style:style style:name="ro9" style:family="table-row">
      <style:table-row-properties style:row-height="3.096cm" fo:break-before="auto" style:use-optimal-row-height="false"/>
    </style:style>
    <style:style style:name="ro10" style:family="table-row">
      <style:table-row-properties style:row-height="3.438cm" fo:break-before="auto" style:use-optimal-row-height="false"/>
    </style:style>
    <style:style style:name="ro11" style:family="table-row">
      <style:table-row-properties style:row-height="3.127cm" fo:break-before="auto" style:use-optimal-row-height="false"/>
    </style:style>
    <style:style style:name="ro12" style:family="table-row">
      <style:table-row-properties style:row-height="4.304cm" fo:break-before="auto" style:use-optimal-row-height="false"/>
    </style:style>
    <style:style style:name="ro13" style:family="table-row">
      <style:table-row-properties style:row-height="0.603cm" fo:break-before="page" style:use-optimal-row-height="false"/>
    </style:style>
    <style:style style:name="ro14" style:family="table-row">
      <style:table-row-properties style:row-height="2.972cm" fo:break-before="auto" style:use-optimal-row-height="false"/>
    </style:style>
    <style:style style:name="ta1" style:family="table" style:master-page-name="PageStyle_5f_요구사항목록표">
      <style:table-properties table:display="true" style:writing-mode="lr-tb"/>
    </style:style>
    <style:style style:name="ta2" style:family="table" style:master-page-name="PageStyle_5f_요구사항정의상세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나눔고딕" fo:font-size="14pt" fo:font-style="normal" fo:text-shadow="none" style:text-underline-style="none" fo:font-weight="bold" style:font-name-asian="나눔고딕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c9da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lr-tb"/>
      <style:text-properties fo:color="#000000" style:text-outline="false" style:text-line-through-styl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cfe7f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ext-properties style:font-name="맑은 고딕1" fo:font-size="11pt" style:font-name-asian="맑은 고딕1" style:font-size-asian="11pt" style:font-size-complex="11pt"/>
    </style:style>
    <style:style style:name="ce10" style:family="table-cell" style:parent-style-name="Default">
      <style:text-properties style:font-name="맑은 고딕1" fo:font-size="11pt" style:font-name-asian="맑은 고딕1" style:font-size-asian="11pt" style:font-size-complex="11pt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e7e7e7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e7e7e7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e7e7e7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e7e7e7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e7e7e7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fo:background-color="#e7e7e7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e7e7e7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e7e7e7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fo:background-color="#e7e7e7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e7e7e7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e7e7e7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e7e7e7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88cm solid #000000" fo:background-color="#e7e7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돋움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ko" style:country-asian="KR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Excel_20_Built-in_20_Normal">
      <style:table-cell-properties fo:border-bottom="0.035cm solid #000000" fo:background-color="#ff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f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fo:background-color="#cfe7f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cfe7f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fo:background-color="#cfe7f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font-name="Arial1" fo:font-size="11pt" fo:font-weight="normal" style:font-name-asian="돋움1" style:font-size-asian="11pt" style:font-weight-asian="normal" style:font-name-complex="Arial1" style:font-size-complex="11pt" style:font-weight-complex="normal"/>
    </style:style>
    <style:style style:name="T2" style:family="text">
      <style:text-properties style:font-name="Arial1" fo:font-size="11pt" style:font-name-asian="돋움1" style:font-size-asian="11pt" style:font-name-complex="Arial1" style:font-size-complex="11pt"/>
    </style:style>
    <style:style style:name="T3" style:family="text">
      <style:text-properties style:font-name="Arial1" style:font-name-asian="돋움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요구사항목록표" table:style-name="ta1" table:print-ranges="요구사항목록표.A1:요구사항목록표.F17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column table:style-name="co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4-1. 요구사항 목록표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분류기준</text:p>
          </table:table-cell>
          <table:table-cell table:style-name="ce2" office:value-type="string">
            <text:p>요구사항ID</text:p>
          </table:table-cell>
          <table:table-cell table:style-name="ce2" office:value-type="string">
            <text:p>요구사항 명</text:p>
          </table:table-cell>
          <table:table-cell table:style-name="ce2" office:value-type="string">
            <text:p>담당자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table:number-columns-spanned="1" table:number-rows-spanned="7">
            <text:p><text:span text:style-name="T1">기능 요구사항</text:span></text:p>
            <text:p><text:span text:style-name="T1">(DOG)</text:span></text:p>
          </table:table-cell>
          <table:table-cell table:style-name="ce6" office:value-type="string">
            <text:p>DOG-001</text:p>
          </table:table-cell>
          <table:table-cell table:style-name="ce6" office:value-type="string">
            <text:p>회원가입 요구사항</text:p>
          </table:table-cell>
          <table:table-cell table:style-name="ce6" office:value-type="string">
            <text:p>유경현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6" office:value-type="string">
            <text:p>DOG-002</text:p>
          </table:table-cell>
          <table:table-cell table:style-name="ce6" office:value-type="string">
            <text:p>로그인 요구사항</text:p>
          </table:table-cell>
          <table:table-cell table:style-name="ce6" office:value-type="string">
            <text:p>유경현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6" office:value-type="string">
            <text:p>DOG-003</text:p>
          </table:table-cell>
          <table:table-cell table:style-name="ce6" office:value-type="string">
            <text:p>메인화면(대쉬보드) 요구사항</text:p>
          </table:table-cell>
          <table:table-cell table:style-name="ce6" office:value-type="string">
            <text:p>유경현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6" office:value-type="string">
            <text:p>DOG-004</text:p>
          </table:table-cell>
          <table:table-cell table:style-name="ce6" office:value-type="string">
            <text:p>댕근찾기 요구사항</text:p>
          </table:table-cell>
          <table:table-cell table:style-name="ce6" office:value-type="string">
            <text:p>유경현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6" office:value-type="string">
            <text:p>DOG-005</text:p>
          </table:table-cell>
          <table:table-cell table:style-name="ce6" office:value-type="string">
            <text:p>댕근찾기 댕댕이 card 조회 요구사항</text:p>
          </table:table-cell>
          <table:table-cell table:style-name="ce6" office:value-type="string">
            <text:p>유경현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7" office:value-type="string">
            <text:p>DOG-006</text:p>
          </table:table-cell>
          <table:table-cell table:style-name="ce7" office:value-type="string">
            <text:p>커뮤니티 요구사항</text:p>
          </table:table-cell>
          <table:table-cell table:style-name="ce7" office:value-type="string">
            <text:p>이효진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8" office:value-type="string">
            <text:p>DOG-007</text:p>
          </table:table-cell>
          <table:table-cell table:style-name="ce8" office:value-type="string">
            <text:p>댕근마켓</text:p>
          </table:table-cell>
          <table:table-cell table:style-name="ce8" office:value-type="string">
            <text:p>윤지영</text:p>
          </table:table-cell>
          <table:table-cell table:number-columns-repeated="1019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019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요구사항목록표.$A$1" table:cell-range-address="$요구사항목록표.$D$3:.$D$3"/>
          <table:named-range table:name="_xlnm.Print_Area" table:base-cell-address="$요구사항목록표.$A$1" table:cell-range-address="$요구사항목록표.$A$1:.$E$16" table:range-usable-as="print-range"/>
        </table:named-expressions>
      </table:table>
      <table:table table:name="요구사항정의상세" table:style-name="ta2" table:print-ranges="요구사항정의상세.A1:요구사항정의상세.I113">
        <office:forms form:automatic-focus="false" form:apply-design-mode="false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5" table:default-cell-style-name="ce9"/>
        <table:table-column table:style-name="co5" table:visibility="collapse" table:default-cell-style-name="ce9"/>
        <table:table-column table:style-name="co10" table:visibility="collapse" table:default-cell-style-name="ce9"/>
        <table:table-column table:style-name="co5" table:visibility="collapse" table:number-columns-repeated="2" table:default-cell-style-name="ce9"/>
        <table:table-column table:style-name="co5" table:number-columns-repeated="2" table:default-cell-style-name="ce9"/>
        <table:table-column table:style-name="co10" table:default-cell-style-name="ce9"/>
        <table:table-column table:style-name="co5" table:number-columns-repeated="1011" table:default-cell-style-name="ce9"/>
        <table:table-column table:style-name="co5" table:default-cell-style-name="ce10"/>
        <table:table-row table:style-name="ro1">
          <table:table-cell table:number-columns-repeated="1024"/>
        </table:table-row>
        <table:table-row table:style-name="ro3">
          <table:table-cell/>
          <table:table-cell table:style-name="ce11" office:value-type="string">
            <text:p>4-2. 요구사항 상세</text:p>
          </table:table-cell>
          <table:table-cell table:number-columns-repeated="1022"/>
        </table:table-row>
        <table:table-row table:style-name="ro6">
          <table:table-cell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25" office:value-type="string">
            <text:p>기능 요구사항</text:p>
          </table:table-cell>
          <table:table-cell table:number-columns-repeated="1020"/>
        </table:table-row>
        <table:table-row table:style-name="ro6">
          <table:table-cell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26" office:value-type="string">
            <text:p>DOG-001</text:p>
          </table:table-cell>
          <table:table-cell table:number-columns-repeated="1020"/>
        </table:table-row>
        <table:table-row table:style-name="ro6">
          <table:table-cell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27" office:value-type="string">
            <text:p>회원가입 요구사항</text:p>
          </table:table-cell>
          <table:table-cell table:number-columns-repeated="1020"/>
        </table:table-row>
        <table:table-row table:style-name="ro6">
          <table:table-cell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28" office:value-type="string">
            <text:p>Flutter 앱 내에서 사용자가 댕근 서비스에 회원으로 가입할 수 있는 기능을 제공한다.</text:p>
          </table:table-cell>
          <table:table-cell table:number-columns-repeated="1020"/>
        </table:table-row>
        <table:table-row table:style-name="ro1">
          <table:table-cell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29" office:value-type="string" table:number-columns-spanned="1" table:number-rows-spanned="2">
            <text:p><text:span text:style-name="T2">- </text:span><text:span text:style-name="T2">사용자는 이름</text:span><text:span text:style-name="T2">, </text:span><text:span text:style-name="T2">아이디</text:span><text:span text:style-name="T2">,</text:span><text:span text:style-name="T2">이메일</text:span><text:span text:style-name="T2">, </text:span><text:span text:style-name="T2">비밀번호</text:span><text:span text:style-name="T2">, </text:span><text:span text:style-name="T2">비밀번호 확인</text:span><text:span text:style-name="T2">, </text:span><text:span text:style-name="T2">반려견 정보</text:span><text:span text:style-name="T2">(</text:span><text:span text:style-name="T2">프로필 이미지</text:span><text:span text:style-name="T2">, <text:s/></text:span><text:span text:style-name="T2">이름</text:span><text:span text:style-name="T2">, <text:s/></text:span><text:span text:style-name="T2">나이</text:span><text:span text:style-name="T2">, </text:span><text:span text:style-name="T2">성별</text:span><text:span text:style-name="T2">, </text:span><text:span text:style-name="T2">성격</text:span><text:span text:style-name="T2">, </text:span><text:span text:style-name="T2">견종</text:span><text:span text:style-name="T2">)</text:span><text:span text:style-name="T2">를 필수로 입력하여 회원가입 할 </text:span><text:span text:style-name="T2">수 있다</text:span><text:span text:style-name="T2">.</text:span></text:p>
            <text:p><text:span text:style-name="T2">- </text:span><text:span text:style-name="T2">회원가입 시 한 마리의 반려견 정보만 등록할 수 있다</text:span><text:span text:style-name="T2">.</text:span></text:p>
            <text:p><text:span text:style-name="T2">- </text:span><text:span text:style-name="T2">비밀번호와 비밀번호 확인이 일치하는지 검증한다</text:span><text:span text:style-name="T2">.</text:span></text:p>
            <text:p><text:span text:style-name="T2">- </text:span><text:span text:style-name="T2">비밀번호는 최소 </text:span><text:span text:style-name="T2">8</text:span><text:span text:style-name="T2">자 이상이며</text:span><text:span text:style-name="T2">, </text:span><text:span text:style-name="T2">영문과 숫자를 포함해야 한다</text:span><text:span text:style-name="T2">.</text:span></text:p>
            <text:p><text:span text:style-name="T2">- </text:span><text:span text:style-name="T2">이미 가입된 이메일일 경우</text:span><text:span text:style-name="T2">, "</text:span><text:span text:style-name="T2">이미 가입된 이메일입니다</text:span><text:span text:style-name="T2">." </text:span><text:span text:style-name="T2">오류 메시지를 표시한다</text:span><text:span text:style-name="T2">.</text:span></text:p>
            <text:p><text:span text:style-name="T2">- </text:span><text:span text:style-name="T2">회원가입 성공 시 자동으로 로그인 되어 메인 페이지로 이동한다</text:span><text:span text:style-name="T2">.</text:span></text:p>
            <text:p><text:span text:style-name="T2">- </text:span><text:span text:style-name="T2">이미 계정이 있는 사용자는 로그인 화면으로 쉽게 전환할 수 있다</text:span><text:span text:style-name="T2">.</text:span></text:p>
            <text:p><text:span text:style-name="T2">- </text:span><text:span text:style-name="T2">회원가입 진행 중에는 로딩 상태를 표시한다</text:span><text:span text:style-name="T2">.</text:span></text:p>
            <text:p><text:span text:style-name="T2">- </text:span><text:span text:style-name="T2">필수 입력 항목이 누락된 경우</text:span><text:span text:style-name="T2">, </text:span><text:span text:style-name="T2">경고 메시지를 표시한다</text:span><text:span text:style-name="T2">.</text:span></text:p>
          </table:table-cell>
          <table:table-cell table:number-columns-repeated="1020"/>
        </table:table-row>
        <table:table-row table:style-name="ro7">
          <table:table-cell/>
          <table:covered-table-cell table:style-name="ce16"/>
          <table:covered-table-cell table:style-name="ce23"/>
          <table:covered-table-cell table:style-name="ce30"/>
          <table:table-cell table:number-columns-repeated="1020"/>
        </table:table-row>
        <table:table-row table:style-name="ro6">
          <table:table-cell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0"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25" office:value-type="string">
            <text:p>기능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26" office:value-type="string">
            <text:p>DOG-002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27" office:value-type="string">
            <text:p>로그인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28" office:value-type="string">
            <text:p>가입된 회원이 로그인하여 앱의 기능을 사용할 수 있도록 한다.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32" office:value-type="string" table:number-columns-spanned="1" table:number-rows-spanned="2">
            <text:p><text:span text:style-name="T2">- </text:span><text:span text:style-name="T2">사용자는 이메일과 비밀번호를 입력하여 로그인할 수 있다</text:span><text:span text:style-name="T2">.</text:span></text:p>
            <text:p>- 로그인 성공 시 사용자 정보를 저장하고 메인 페이지로 이동한다.</text:p>
            <text:p>- 이메일 또는 비밀번호가 일치하지 않을 경우 "이메일 또는 비밀번호가 올바르지 않습니다." 오류 메시지 표시</text:p>
            <text:p>- 로그인 중에는 로딩 상태를 표시한다.</text:p>
            <text:p>- 비밀번호 찾기 기능을 제공한다.</text:p>
            <text:p>- 사용자가 아이디와 이메일을 입력하여 본인 계정을 확인할 수 있다.</text:p>
            <text:p>- 입력한 아이디와 이메일이 일치하면 새로운 비밀번호 입력 및 비밀번호 확인 창이 열린다.</text:p>
            <text:p>- 새로운 비밀번호 입력 후 확인을 거쳐 비밀번호를 변경할 수 있다.</text:p>
            <text:p>- 비밀번호 변경이 완료되면, 로그인 페이지로 자동 이동하고 "비밀번호가 변경되었습니다." 메시지를 표시한다.</text:p>
            <text:p>- 계정 정보가 일치하지 않을 경우, "입력하신 정보와 일치하는 계정이 없습니다." 오류 메시지를 표시한다.</text:p>
            <text:p>- 계정이 없는 사용자는 회원가입 화면으로 쉽게 전환할 수 있다.</text:p>
          </table:table-cell>
          <table:table-cell table:style-name="ce10" table:number-columns-repeated="1019"/>
          <table:table-cell/>
        </table:table-row>
        <table:table-row table:style-name="ro8">
          <table:table-cell table:style-name="ce10"/>
          <table:covered-table-cell table:style-name="ce16"/>
          <table:covered-table-cell table:style-name="ce23"/>
          <table:covered-table-cell table:style-name="ce30"/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style-name="ce10" table:number-columns-repeated="1019"/>
          <table:table-cell/>
        </table:table-row>
        <table:table-row table:style-name="ro6">
          <table:table-cell table:style-name="ce10" table:number-columns-repeated="1023"/>
          <table:table-cell/>
        </table:table-row>
        <table:table-row table:style-name="ro6">
          <table:table-cell table:style-name="ce10"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25" office:value-type="string">
            <text:p>기능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26" office:value-type="string">
            <text:p>DOG-003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27" office:value-type="string">
            <text:p>메인회면(대쉬보드)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28" office:value-type="string">
            <text:p>앱의 기능들과 주요 정보를 확인하고 탐색할 수 있는 메인화면을 제공한다.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29" office:value-type="string" table:number-columns-spanned="1" table:number-rows-spanned="2">
            <text:p><text:span text:style-name="T2">- </text:span><text:span text:style-name="T2">메인화면 상단에는 “댕근 홈” 타이틀이 표시된다</text:span><text:span text:style-name="T2">.</text:span></text:p>
            <text:p><text:span text:style-name="T2">- </text:span><text:span text:style-name="T2">주요 기능 버튼</text:span><text:span text:style-name="T2">(</text:span><text:span text:style-name="T2">댕근찾기</text:span><text:span text:style-name="T2">, </text:span><text:span text:style-name="T2">커뮤니티</text:span><text:span text:style-name="T2">, </text:span><text:span text:style-name="T2">박람회 정보</text:span><text:span text:style-name="T2">, </text:span><text:span text:style-name="T2">댕근마켓 등</text:span><text:span text:style-name="T2">)</text:span><text:span text:style-name="T2">이 아이콘 </text:span><text:span text:style-name="T2">+ </text:span><text:span text:style-name="T2">텍스트 형식으로 제공된다</text:span><text:span text:style-name="T2">.</text:span></text:p>
            <text:p><text:span text:style-name="T2">- </text:span><text:span text:style-name="T2">로그인 상태에 따라 회원가입</text:span><text:span text:style-name="T2">/</text:span><text:span text:style-name="T2">로그인 버튼을 다르게 표시한다</text:span><text:span text:style-name="T2">.</text:span></text:p>
            <text:p><text:span text:style-name="T2">- “</text:span><text:span text:style-name="T2">이달의 인기 댕댕이” 섹션에서는 사용자 프로필 이미지</text:span><text:span text:style-name="T2">, </text:span><text:span text:style-name="T2">닉네임</text:span><text:span text:style-name="T2">, </text:span><text:span text:style-name="T2">견종</text:span><text:span text:style-name="T2">, </text:span><text:span text:style-name="T2">나이 정보가 함께 표시된다</text:span><text:span text:style-name="T2">.</text:span></text:p>
            <text:p><text:span text:style-name="T2">- </text:span><text:span text:style-name="T2">기능 버튼 클릭 시 각각의 상세 기능 페이지로 이동할 수 있다</text:span><text:span text:style-name="T2">.</text:span></text:p>
          </table:table-cell>
          <table:table-cell table:style-name="ce10" table:number-columns-repeated="1019"/>
          <table:table-cell/>
        </table:table-row>
        <table:table-row table:style-name="ro9">
          <table:table-cell table:style-name="ce10"/>
          <table:covered-table-cell table:style-name="ce16"/>
          <table:covered-table-cell table:style-name="ce23"/>
          <table:covered-table-cell table:style-name="ce30"/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style-name="ce10" table:number-columns-repeated="1019"/>
          <table:table-cell/>
        </table:table-row>
        <table:table-row table:style-name="ro6">
          <table:table-cell table:style-name="ce10" table:number-columns-repeated="1023"/>
          <table:table-cell/>
        </table:table-row>
        <table:table-row table:style-name="ro6">
          <table:table-cell table:style-name="ce10"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25" office:value-type="string">
            <text:p>기능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26" office:value-type="string">
            <text:p>DOG-004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27" office:value-type="string">
            <text:p>댕근찾기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28" office:value-type="string">
            <text:p>Flutter 앱 내에서 사용자가 산책 친구가 될 수 있는 강아지를 찾고 매칭 할 수 있는 기능을 제공한다.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29" office:value-type="string" table:number-columns-spanned="1" table:number-rows-spanned="2">
            <text:p><text:span text:style-name="T2">- </text:span><text:span text:style-name="T2">두 개의 댕댕이 프로필을 동시에 표시하여 사용자가 선택할 수 있게 한다</text:span><text:span text:style-name="T2">.</text:span></text:p>
            <text:p>- 표시되는 댕댕이는 회원가입 할 때 기입한 주소를 토대로 같은 지역에 거주하고 있는 댕댕이만 표시되게 한다.</text:p>
            <text:p>- 사용자는 마음에 드는 프로필을 선택하거나 둘 다 선택하지 않을 수 있다.</text:p>
            <text:p>- 둘 다 선택하지 않거나, 둘 중 하나의 댕댕이를 선택할 경우 해당 두 카드의 댕댕이들이 카드 목록에 더 나타나지 않도록 한다.</text:p>
            <text:p>- 프로필 선택 시 매칭 성공 화면을 표시하고 채팅 시작 옵션을 제공한다.</text:p>
            <text:p>- 이미 매칭된 강아지 목록을 확인할 수 있는 기능을 제공한다.</text:p>
            <text:p>- 매칭된 강아지와 바로 채팅할 수 있는 기능을 제공한다.</text:p>
          </table:table-cell>
          <table:table-cell table:style-name="ce10" table:number-columns-repeated="1019"/>
          <table:table-cell/>
        </table:table-row>
        <table:table-row table:style-name="ro10">
          <table:table-cell table:style-name="ce10"/>
          <table:covered-table-cell table:style-name="ce16"/>
          <table:covered-table-cell table:style-name="ce23"/>
          <table:covered-table-cell table:style-name="ce30"/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style-name="ce10" table:number-columns-repeated="1019"/>
          <table:table-cell/>
        </table:table-row>
        <table:table-row table:style-name="ro6">
          <table:table-cell table:style-name="ce10" table:number-columns-repeated="1023"/>
          <table:table-cell/>
        </table:table-row>
        <table:table-row table:style-name="ro6">
          <table:table-cell table:style-name="ce10"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25" office:value-type="string">
            <text:p>기능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26" office:value-type="string">
            <text:p>DOG-005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27" office:value-type="string">
            <text:p>댕근찾기 댕댕이 card 조회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33" office:value-type="string">
            <text:p>Flutter 앱 내에서 사용자가 주변 강아지 카드 정보를 리스트 형식으로 확인할 수 있도록 한다. 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32" office:value-type="string" table:number-columns-spanned="1" table:number-rows-spanned="2">
            <text:p><text:span text:style-name="T2">- </text:span><text:span text:style-name="T2">댕댕이의 카드 리스트는 회원가입을 한 데이터를 가져와 카드에 적용한다</text:span><text:span text:style-name="T2">.</text:span></text:p>
            <text:p>- 댕댕이 이름, 견종, 나이, 성별 정보를 표시한다.</text:p>
            <text:p>- 댕댕이의 성격에 대한 설명을 제공한다.</text:p>
            <text:p>- 댕댕이 주인의 위치 정보를 표시한다.</text:p>
            <text:p>- 댕댕이 프로필 이미지를 표시한다.</text:p>
            <text:p>- 카드 선택 버튼을 통해 매칭 의사를 표현할 수 있다.</text:p>
            <text:p>- 카드 디자인은 시각적으로 구분되며 중요 정보가 강조되어 있다.</text:p>
          </table:table-cell>
          <table:table-cell table:style-name="ce10" table:number-columns-repeated="1019"/>
          <table:table-cell/>
        </table:table-row>
        <table:table-row table:style-name="ro11">
          <table:table-cell table:style-name="ce10"/>
          <table:covered-table-cell table:style-name="ce16"/>
          <table:covered-table-cell table:style-name="ce23"/>
          <table:covered-table-cell table:style-name="ce30"/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style-name="ce10" table:number-columns-repeated="1019"/>
          <table:table-cell/>
        </table:table-row>
        <table:table-row table:style-name="ro6">
          <table:table-cell table:style-name="ce10" table:number-columns-repeated="1023"/>
          <table:table-cell/>
        </table:table-row>
        <table:table-row table:style-name="ro6">
          <table:table-cell table:style-name="ce10"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34" office:value-type="string">
            <text:p>기능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35" office:value-type="string">
            <text:p>DOG-006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36" office:value-type="string">
            <text:p>커뮤니티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28" office:value-type="string">
            <text:p>Flutter 앱 내에서 사용자들이 강아지 관련 정보와 경험을 공유할 수 있도록 커뮤니티 기능을 제공한다.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29" office:value-type="string" table:number-columns-spanned="1" table:number-rows-spanned="2">
            <text:p><text:span text:style-name="T2">- </text:span><text:span text:style-name="T2">사용자는 커뮤니티 게시판에서 글을 작성할 수 있으며</text:span><text:span text:style-name="T2">, </text:span><text:span text:style-name="T2">제목 </text:span><text:span text:style-name="T2">/ </text:span><text:span text:style-name="T2">내용 </text:span><text:span text:style-name="T2">/ </text:span><text:span text:style-name="T2">카테고리를 입력한다</text:span><text:span text:style-name="T2">.</text:span></text:p>
            <text:p><text:span text:style-name="T2">- </text:span><text:span text:style-name="T2">게시글 카테고리는 자유게시판</text:span><text:span text:style-name="T2">, </text:span><text:span text:style-name="T2">소모임</text:span><text:span text:style-name="T2">, </text:span><text:span text:style-name="T2">펫시터</text:span><text:span text:style-name="T2">, </text:span><text:span text:style-name="T2">댕댕이 찾기로 구분된다</text:span><text:span text:style-name="T2">.</text:span></text:p>
            <text:p><text:span text:style-name="T2">- </text:span><text:span text:style-name="T2">글쓰기 시 카테고리 선택이 가능하며</text:span><text:span text:style-name="T2">, </text:span><text:span text:style-name="T2">기존 게시글 수정 시에도 동일 화면에서 카테고리와 내용을 수정할 수 있다</text:span><text:span text:style-name="T2">.</text:span></text:p>
            <text:p><text:span text:style-name="T2">- </text:span><text:span text:style-name="T2">작성된 게시글은 커뮤니티 메인에서 카테고리별 필터 또는 검색어를 통해 조회할 수 있다</text:span><text:span text:style-name="T2">.</text:span></text:p>
            <text:p><text:span text:style-name="T2">- </text:span><text:span text:style-name="T2">게시글 상세 화면에는 제목</text:span><text:span text:style-name="T2">, </text:span><text:span text:style-name="T2">카테고리</text:span><text:span text:style-name="T2">, </text:span><text:span text:style-name="T2">내용</text:span><text:span text:style-name="T2">, </text:span><text:span text:style-name="T2">작성자</text:span><text:span text:style-name="T2">, </text:span><text:span text:style-name="T2">좋아요 수가 표시된다</text:span><text:span text:style-name="T2">.</text:span></text:p>
            <text:p><text:span text:style-name="T2">- </text:span><text:span text:style-name="T2">게시글에 대해 좋아요 버튼 클릭 시 좋아요 수가 토글 된다</text:span><text:span text:style-name="T2">.</text:span></text:p>
            <text:p><text:span text:style-name="T2">- </text:span><text:span text:style-name="T2">댓글 작성 시 작성자 정보가 함께 저장되어 표시된다</text:span><text:span text:style-name="T2">.</text:span></text:p>
            <text:p><text:span text:style-name="T2">- </text:span><text:span text:style-name="T2">댓글에 대해 좋아요</text:span><text:span text:style-name="T2">, </text:span><text:span text:style-name="T2">수정</text:span><text:span text:style-name="T2">, </text:span><text:span text:style-name="T2">삭제 기능이 제공된다</text:span><text:span text:style-name="T2">.</text:span></text:p>
            <text:p><text:span text:style-name="T2">- </text:span><text:span text:style-name="T2">삭제 및 수정 시에는 </text:span><text:span text:style-name="T2">AlertDialog</text:span><text:span text:style-name="T2">로 사용자 확인을 받은 후 처리된다</text:span><text:span text:style-name="T2">.</text:span></text:p>
          </table:table-cell>
          <table:table-cell table:style-name="ce10" table:number-columns-repeated="1019"/>
          <table:table-cell/>
        </table:table-row>
        <table:table-row table:style-name="ro12">
          <table:table-cell table:style-name="ce10"/>
          <table:covered-table-cell table:style-name="ce16"/>
          <table:covered-table-cell table:style-name="ce23"/>
          <table:covered-table-cell table:style-name="ce30"/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style-name="ce10" table:number-columns-repeated="1019"/>
          <table:table-cell/>
        </table:table-row>
        <table:table-row table:style-name="ro13">
          <table:table-cell table:style-name="ce10" table:number-columns-repeated="1023"/>
          <table:table-cell/>
        </table:table-row>
        <table:table-row table:style-name="ro6">
          <table:table-cell table:style-name="ce10"/>
          <table:table-cell table:style-name="ce12" office:value-type="string" table:number-columns-spanned="2" table:number-rows-spanned="1">
            <text:p>요구사항 분류</text:p>
          </table:table-cell>
          <table:covered-table-cell table:style-name="ce18"/>
          <table:table-cell table:style-name="ce37" office:value-type="string">
            <text:p>기능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3" office:value-type="string" table:number-columns-spanned="2" table:number-rows-spanned="1">
            <text:p>요구사항 번호</text:p>
          </table:table-cell>
          <table:covered-table-cell table:style-name="ce19"/>
          <table:table-cell table:style-name="ce38" office:value-type="string">
            <text:p>DOG-007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4" office:value-type="string" table:number-columns-spanned="2" table:number-rows-spanned="1">
            <text:p>요구사항 명</text:p>
          </table:table-cell>
          <table:covered-table-cell table:style-name="ce20"/>
          <table:table-cell table:style-name="ce39" office:value-type="string">
            <text:p>댕근마켓 요구사항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5" office:value-type="string" table:number-columns-spanned="1" table:number-rows-spanned="3">
            <text:p>요구사항 상세설명</text:p>
          </table:table-cell>
          <table:table-cell table:style-name="ce21" office:value-type="string">
            <text:p>정의</text:p>
          </table:table-cell>
          <table:table-cell table:style-name="ce28" office:value-type="string">
            <text:p>Flutter 앱 내에서 사용자가 강아지 관련 물품을 등록하고 교환할 수 있는 커뮤니티 마켓 기능을 제공한다.</text:p>
          </table:table-cell>
          <table:table-cell table:style-name="ce10" table:number-columns-repeated="1019"/>
          <table:table-cell/>
        </table:table-row>
        <table:table-row table:style-name="ro6">
          <table:table-cell table:style-name="ce10"/>
          <table:covered-table-cell table:style-name="ce16"/>
          <table:table-cell table:style-name="ce22" office:value-type="string" table:number-columns-spanned="1" table:number-rows-spanned="2">
            <text:p>세부내용</text:p>
          </table:table-cell>
          <table:table-cell table:style-name="ce29" office:value-type="string" table:number-columns-spanned="1" table:number-rows-spanned="2">
            <text:p><text:span text:style-name="T2">- </text:span><text:span text:style-name="T2">게시글 검색 기능을 통해 원하는 정보를 쉽게 찾을 수 있다</text:span><text:span text:style-name="T2">.</text:span></text:p>
            <text:p><text:span text:style-name="T3">- </text:span><text:span text:style-name="T3">게시글 작성 기능을 통해 새로운 글을 작성할 수 있다</text:span><text:span text:style-name="T3">.</text:span></text:p>
            <text:p><text:span text:style-name="T3">- </text:span><text:span text:style-name="T3">게시글에는 제목</text:span><text:span text:style-name="T3">, </text:span><text:span text:style-name="T3">내용</text:span><text:span text:style-name="T3">, </text:span><text:span text:style-name="T3">작성자</text:span><text:span text:style-name="T3">, </text:span><text:span text:style-name="T3">작성일</text:span><text:span text:style-name="T3">, </text:span><text:span text:style-name="T3">조회수</text:span><text:span text:style-name="T3">, </text:span><text:span text:style-name="T3">댓글 수 정보가 표시된다</text:span><text:span text:style-name="T3">.</text:span></text:p>
            <text:p><text:span text:style-name="T3">- </text:span><text:span text:style-name="T3">게시글 작성 시 제목</text:span><text:span text:style-name="T3">, </text:span><text:span text:style-name="T3">가격</text:span><text:span text:style-name="T3">, </text:span><text:span text:style-name="T3">설명</text:span><text:span text:style-name="T3">, </text:span><text:span text:style-name="T3">이미지를 선택하여 게시할 수 있다</text:span><text:span text:style-name="T3">.</text:span></text:p>
            <text:p><text:span text:style-name="T3">- </text:span><text:span text:style-name="T3">게시글 작성 후 댓글 기능이 활성화가 되며 상호 간의 커뮤니케이션이 가능하다</text:span><text:span text:style-name="T3">.</text:span></text:p>
          </table:table-cell>
          <table:table-cell table:style-name="ce10" table:number-columns-repeated="1019"/>
          <table:table-cell/>
        </table:table-row>
        <table:table-row table:style-name="ro14">
          <table:table-cell table:style-name="ce10"/>
          <table:covered-table-cell table:style-name="ce16"/>
          <table:covered-table-cell table:style-name="ce23"/>
          <table:covered-table-cell table:style-name="ce30"/>
          <table:table-cell table:style-name="ce10" table:number-columns-repeated="1019"/>
          <table:table-cell/>
        </table:table-row>
        <table:table-row table:style-name="ro6">
          <table:table-cell table:style-name="ce10"/>
          <table:table-cell table:style-name="ce17" office:value-type="string" table:number-columns-spanned="2" table:number-rows-spanned="1">
            <text:p>산출 정보</text:p>
          </table:table-cell>
          <table:covered-table-cell table:style-name="ce24"/>
          <table:table-cell table:style-name="ce31"/>
          <table:table-cell table:style-name="ce10" table:number-columns-repeated="1019"/>
          <table:table-cell/>
        </table:table-row>
        <table:table-row table:style-name="ro6" table:number-rows-repeated="53">
          <table:table-cell table:style-name="ce10" table:number-columns-repeated="1023"/>
          <table:table-cell/>
        </table:table-row>
        <table:table-row table:style-name="ro6" table:number-rows-repeated="3">
          <table:table-cell table:number-columns-repeated="102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요구사항목록표.$A$1" table:cell-range-address="$요구사항정의상세.$A$1:.$I$113" table:range-usable-as="print-range"/>
        </table:named-expressions>
      </table:table>
      <table:named-expressions/>
      <table:database-ranges>
        <table:database-range table:name="_xlnm._FilterDatabase" table:target-range-address="요구사항목록표.D3:요구사항목록표.D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나눔고딕" svg:font-family="나눔고딕" style:font-family-generic="modern" style:font-pitch="variable"/>
    <style:font-face style:name="맑은 고딕1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date-style style:name="N148">
      <number:month number:style="long"/>
      <number:text>월 </number:text>
      <number:day number:style="long"/>
      <number:text>일</number:text>
    </number:date-style>
    <number:date-style style:name="N149">
      <number:month/>
      <number:text>월 </number:text>
      <number:day/>
      <number:text>일</number:text>
    </number:date-style>
    <number:currency-style style:name="N150">
      <number:currency-symbol number:language="ko" number:country="KR">₩</number:currency-symbol>
      <number:number number:decimal-places="2" number:min-integer-digits="1" number:grouping="true"/>
    </number:currency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fo:border="0.002cm solid #000000" fo:padding="0cm" style:shadow="none" fo:background-color="transparent" style:print-page-order="ttb" style:first-page-number="continue" style:scale-to="70%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5">2025-04-15</text:date>, <text:time>11:09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요구사항목록표" style:display-name="PageStyle_요구사항목록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요구사항정의상세" style:display-name="PageStyle_요구사항정의상세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5T11:09:20.41</dc:date>
    <meta:generator>OpenOffice/4.1.15$Win32 OpenOffice.org_project/4115m2$Build-9813</meta:generator>
    <meta:editing-duration>PT1H40M17S</meta:editing-duration>
    <meta:editing-cycles>13</meta:editing-cycles>
    <meta:document-statistic meta:table-count="2" meta:cell-count="112" meta:object-count="0"/>
  </office:meta>
</office:document-meta>
</file>